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0.5pt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size="10.5pt"/>
    </style:style>
    <style:style style:name="P5" style:family="paragraph" style:parent-style-name="Text_20_body">
      <style:paragraph-properties style:writing-mode="lr-tb"/>
      <style:text-properties fo:font-size="10.5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es un intérprete?</text:p>
      <text:section text:style-name="Sect1" text:name="question-559169-6">
        <text:p text:style-name="P2">El compilador es un programa informático que procesa el código fuente de un  proyecto de software.</text:p>
      </text:section>
      <text:section text:style-name="Sect1" text:name="question-559169-5">
        <text:h text:style-name="Heading_20_3" text:outline-level="3">Pregunta 2</text:h>
        <text:p text:style-name="P3"/>
        <text:p text:style-name="P4">¿Qué es un compilador?</text:p>
        <text:p text:style-name="P2">Un complilador traduce un programa escrito de lenguaje de programación a lenguaje máquina.</text:p>
      </text:section>
      <text:section text:style-name="Sect1" text:name="question-559169-7">
        <text:h text:style-name="Heading_20_3" text:outline-level="3">Pregunta 3</text:h>
        <text:p text:style-name="P3"/>
        <text:p text:style-name="P4">Explica: ’El lenguaje Java es portable’</text:p>
        <text:p text:style-name="P2">El lenguaje Java es portable ya que solo dependerá de la terminal en que se ejecute el proyecto de software independientemente de la plataforma.</text:p>
      </text:section>
      <text:section text:style-name="Sect1" text:name="question-559169-9">
        <text:h text:style-name="Heading_20_3" text:outline-level="3">Pregunta 4</text:h>
        <text:p text:style-name="P3"/>
        <text:p text:style-name="P4">Di 3 características deseables en un algoritmo.</text:p>
        <text:p text:style-name="P2">Un algoritmo tiene que ser preciso, ordenado, finito, concreto y definido</text:p>
      </text:section>
      <text:section text:style-name="Sect1" text:name="question-559169-10">
        <text:h text:style-name="Heading_20_3" text:outline-level="3">Pregunta 5</text:h>
        <text:p text:style-name="P3"/>
        <text:p text:style-name="P2">Una aplicación informática puede estar formada por muchos programas.</text:p>
        <text:p text:style-name="P3">Trieu-ne una:</text:p>
      </text:section>
      <text:section text:style-name="Sect1" text:name="question-559169-4">
        <text:h text:style-name="Heading_20_3" text:outline-level="3">Pregunta 6</text:h>
        <text:p text:style-name="P3"/>
        <text:p text:style-name="Text_20_body">¿Un programa y un algoritmo son lo mismo?</text:p>
        <text:p text:style-name="P2">Aunque ambos hacen referencia a una serie de instrucciones, los programas solo pueden estar escritos en lenguaje de programación, mientras que los algoritmos pueden estar escritos en código o lenguaje natural</text:p>
      </text:section>
      <text:section text:style-name="Sect1" text:name="question-559169-12">
        <text:h text:style-name="Heading_20_3" text:outline-level="3">Pregunta 7</text:h>
        <text:p text:style-name="P3"/>
        <text:p text:style-name="P2">C es un lenguaje portable.</text:p>
        <text:p text:style-name="P3">Trieu-ne una:</text:p>
        <text:p text:style-name="P3"/>
      </text:section>
      <text:section text:style-name="Sect1" text:name="question-559169-2">
        <text:h text:style-name="Heading_20_3" text:outline-level="3"/>
        <text:p text:style-name="Text_20_body"/>
        <text:h text:style-name="Heading_20_3" text:outline-level="3"><text:soft-page-break/>Pregunta 8</text:h>
        <text:p text:style-name="P3"/>
        <text:h text:style-name="Heading_20_4" text:outline-level="4"/>
        <text:p text:style-name="Text_20_body">¿Qué son los datos?</text:p>
        <text:p text:style-name="P2">Los datos son la información que recibe el computador a través de distintos medios, y que es manipulada mediante el procesamiento de los algoritmos de programación.</text:p>
      </text:section>
      <text:section text:style-name="Sect1" text:name="question-559169-8">
        <text:h text:style-name="Heading_20_3" text:outline-level="3">Pregunta 9</text:h>
        <text:p text:style-name="P3"/>
        <text:p text:style-name="P5">¿Qué es un IDE?</text:p>
        <text:p text:style-name="P5"/>
        <text:p text:style-name="P2">Un IDE es el entorno digital empleado para desarrollar cualquier tipo de software cuyo objetivo es agilizar todo el proceso de diseño de software, ofreciendo un servicio inegral al programador.</text:p>
      </text:section>
      <text:section text:style-name="Sect1" text:name="question-559169-3">
        <text:h text:style-name="Heading_20_3" text:outline-level="3">Pregunta 10</text:h>
        <text:p text:style-name="P3"/>
        <text:p text:style-name="P2">¿Cómo se comunica un programa con el usuario?</text:p>
        <text:p text:style-name="P2">El programa se comunica a través de una interfaz de usuario, que permite administrar, interactuar con el sistema operativo para instalar, configurar e incluso solucionar problemas del sistema operativo y su hardware.</text:p>
      </text:section>
      <text:section text:style-name="Sect1" text:name="question-559169-1">
        <text:h text:style-name="Heading_20_3" text:outline-level="3">Pregunta 11</text:h>
        <text:p text:style-name="P3"/>
        <text:h text:style-name="Heading_20_4" text:outline-level="4"/>
        <text:p text:style-name="P2">¿Qué hace un programa? Explicación breve.</text:p>
        <text:p text:style-name="P2"/>
        <text:p text:style-name="P2">El programa a través de una interfaz de usuario realiza un conjunto de pasos lógicos escritos en lenguaje de programación que nos permite realizar una tarea específica.</text:p>
      </text:section>
      <text:section text:style-name="Sect1" text:name="question-559169-11">
        <text:h text:style-name="Heading_20_3" text:outline-level="3">Pregunta 12</text:h>
        <text:p text:style-name="P3"/>
        <text:h text:style-name="Heading_20_4" text:outline-level="4"/>
        <text:p text:style-name="P2">Un algoritmo puede representarse de varias maneras.</text:p>
        <text:p text:style-name="P3">Trieu-ne una: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3:56:30.488868543</meta:creation-date>
    <dc:date>2022-09-20T13:58:27.455246143</dc:date>
    <meta:editing-duration>PT1M58S</meta:editing-duration>
    <meta:editing-cycles>1</meta:editing-cycles>
    <meta:document-statistic meta:table-count="0" meta:image-count="0" meta:object-count="0" meta:page-count="2" meta:paragraph-count="35" meta:word-count="310" meta:character-count="1942" meta:non-whitespace-character-count="1666"/>
    <meta:generator>LibreOffice/7.3.2.2$Linux_X86_64 LibreOffice_project/30$Build-2</meta:generator>
  </office:meta>
</office:document-meta>
</file>